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C9000002088CA164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Běžné" style:font-charset="x-symbol"/>
    <style:font-face style:name="DejaVu Sans1" svg:font-family="'DejaVu Sans'" style:font-family-generic="swiss"/>
    <style:font-face style:name="Vegur" svg:font-family="Vegur" style:font-adornments="Běžné" style:font-pitch="variable"/>
    <style:font-face style:name="Vegur1" svg:font-family="Vegur" style:font-adornments="Tučné" style:font-pitch="variable"/>
    <style:font-face style:name="Vegur Light" svg:font-family="'Vegur Light'" style:font-adornments="Světlé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officeooo:rsid="0055e861" officeooo:paragraph-rsid="0055e861"/>
    </style:style>
    <style:style style:name="P2" style:family="paragraph" style:parent-style-name="Contact_20_info">
      <style:text-properties officeooo:paragraph-rsid="0052aaab"/>
    </style:style>
    <style:style style:name="P3" style:family="paragraph" style:parent-style-name="Text_20_body">
      <style:text-properties officeooo:rsid="007a5676" officeooo:paragraph-rsid="008d1930"/>
    </style:style>
    <style:style style:name="P4" style:family="paragraph" style:parent-style-name="Text_20_body">
      <style:text-properties officeooo:rsid="00833a2a" officeooo:paragraph-rsid="008d1930"/>
    </style:style>
    <style:style style:name="P5" style:family="paragraph" style:parent-style-name="Text_20_body">
      <style:paragraph-properties fo:text-align="start" style:justify-single-word="false"/>
      <style:text-properties officeooo:rsid="009170d0" officeooo:paragraph-rsid="009170d0"/>
    </style:style>
    <style:style style:name="P6" style:family="paragraph" style:parent-style-name="Text_20_body">
      <style:text-properties officeooo:rsid="007dfdaa" officeooo:paragraph-rsid="00a08a3d"/>
    </style:style>
    <style:style style:name="P7" style:family="paragraph" style:parent-style-name="Text_20_body">
      <style:text-properties officeooo:rsid="00811dd0" officeooo:paragraph-rsid="00a08a3d"/>
    </style:style>
    <style:style style:name="P8" style:family="paragraph" style:parent-style-name="Text_20_body">
      <style:text-properties officeooo:rsid="00a204dc" officeooo:paragraph-rsid="00a204dc"/>
    </style:style>
    <style:style style:name="P9" style:family="paragraph" style:parent-style-name="Text_20_body">
      <style:paragraph-properties fo:text-align="justify" style:justify-single-word="false"/>
      <style:text-properties officeooo:rsid="00a204dc" officeooo:paragraph-rsid="00a204dc"/>
    </style:style>
    <style:style style:name="P10" style:family="paragraph" style:parent-style-name="Text_20_body">
      <style:text-properties officeooo:rsid="00a3a2f3" officeooo:paragraph-rsid="00a3a2f3"/>
    </style:style>
    <style:style style:name="P11" style:family="paragraph" style:parent-style-name="Text_20_body">
      <style:paragraph-properties fo:text-align="start" style:justify-single-word="false"/>
      <style:text-properties officeooo:rsid="00867589" officeooo:paragraph-rsid="00867589"/>
    </style:style>
    <style:style style:name="P12" style:family="paragraph" style:parent-style-name="Text_20_body">
      <style:text-properties officeooo:rsid="00a08a3d" officeooo:paragraph-rsid="00a3a2f3"/>
    </style:style>
    <style:style style:name="P13" style:family="paragraph" style:parent-style-name="Text_20_body_20_-_20_colored">
      <style:text-properties officeooo:rsid="006caf99" officeooo:paragraph-rsid="006caf99"/>
    </style:style>
    <style:style style:name="P14" style:family="paragraph" style:parent-style-name="Heading_20_1">
      <style:paragraph-properties fo:text-align="start" style:justify-single-word="false"/>
      <style:text-properties fo:language="en" fo:country="US" officeooo:rsid="007dfdaa" officeooo:paragraph-rsid="007dfdaa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a204dc" officeooo:paragraph-rsid="00a204dc"/>
    </style:style>
    <style:style style:name="P16" style:family="paragraph" style:parent-style-name="Text_20_body">
      <style:paragraph-properties fo:text-align="start" style:justify-single-word="false"/>
      <style:text-properties officeooo:rsid="00a6be87" officeooo:paragraph-rsid="00a6be87"/>
    </style:style>
    <style:style style:name="P17" style:family="paragraph" style:parent-style-name="Text_20_body">
      <style:paragraph-properties fo:text-align="start" style:justify-single-word="false"/>
      <style:text-properties officeooo:rsid="009117df" officeooo:paragraph-rsid="009117df"/>
    </style:style>
    <style:style style:name="P18" style:family="paragraph" style:parent-style-name="Text_20_body">
      <style:paragraph-properties fo:text-align="start" style:justify-single-word="false"/>
      <style:text-properties officeooo:rsid="00891c51" officeooo:paragraph-rsid="009170d0"/>
    </style:style>
    <style:style style:name="P19" style:family="paragraph" style:parent-style-name="Heading_20_2">
      <style:text-properties officeooo:rsid="009ea304" officeooo:paragraph-rsid="007dfdaa"/>
    </style:style>
    <style:style style:name="P20" style:family="paragraph" style:parent-style-name="Heading_20_2">
      <style:text-properties officeooo:rsid="009ea304" officeooo:paragraph-rsid="007d1df1"/>
    </style:style>
    <style:style style:name="P21" style:family="paragraph" style:parent-style-name="Heading_20_2">
      <style:text-properties officeooo:rsid="00695cf3" officeooo:paragraph-rsid="00695cf3"/>
    </style:style>
    <style:style style:name="P22" style:family="paragraph" style:parent-style-name="Heading_20_2">
      <style:paragraph-properties fo:break-before="page"/>
      <style:text-properties officeooo:rsid="00867589" officeooo:paragraph-rsid="00867589"/>
    </style:style>
    <style:style style:name="P23" style:family="paragraph" style:parent-style-name="Heading_20_3">
      <style:text-properties officeooo:rsid="00a204dc"/>
    </style:style>
    <style:style style:name="T1" style:family="text">
      <style:text-properties officeooo:rsid="009ea304"/>
    </style:style>
    <style:style style:name="T2" style:family="text">
      <style:text-properties style:font-name="OpenSymbol" officeooo:rsid="0042106c" style:font-name-asian="OpenSymbol" style:font-name-complex="OpenSymbol"/>
    </style:style>
    <style:style style:name="T3" style:family="text">
      <style:text-properties officeooo:rsid="0042106c"/>
    </style:style>
    <style:style style:name="T4" style:family="text">
      <style:text-properties officeooo:rsid="007faab1"/>
    </style:style>
    <style:style style:name="T5" style:family="text">
      <style:text-properties officeooo:rsid="00833a2a"/>
    </style:style>
    <style:style style:name="T6" style:family="text">
      <style:text-properties officeooo:rsid="0087e4d7"/>
    </style:style>
    <style:style style:name="T7" style:family="text">
      <style:text-properties officeooo:rsid="00a08a3d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a08a3d"/>
    </style:style>
    <style:style style:name="T10" style:family="text">
      <style:text-properties officeooo:rsid="00a3a2f3"/>
    </style:style>
    <style:style style:name="T11" style:family="text">
      <style:text-properties officeooo:rsid="00a3b7df"/>
    </style:style>
    <style:style style:name="T12" style:family="text">
      <style:text-properties officeooo:rsid="00a5340f"/>
    </style:style>
    <style:style style:name="T13" style:family="text">
      <style:text-properties officeooo:rsid="00a6be87"/>
    </style:style>
    <style:style style:name="T14" style:family="text">
      <style:text-properties officeooo:rsid="00a8a0ab"/>
    </style:style>
    <style:style style:name="T15" style:family="text">
      <style:text-properties officeooo:rsid="00aa0dcc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Hel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Běžné" style:font-charset="x-symbol"/>
    <style:font-face style:name="DejaVu Sans1" svg:font-family="'DejaVu Sans'" style:font-family-generic="swiss"/>
    <style:font-face style:name="Vegur" svg:font-family="Vegur" style:font-adornments="Běžné" style:font-pitch="variable"/>
    <style:font-face style:name="Vegur1" svg:font-family="Vegur" style:font-adornments="Tučné" style:font-pitch="variable"/>
    <style:font-face style:name="Vegur Light" svg:font-family="'Vegur Light'" style:font-adornments="Světlé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Styl_20_šipky_20_1" draw:display-name="Styl šipky 1" svg:viewBox="0 0 20 30" svg:d="M10 0l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fo:hyphenation-ladder-count="no-limit" style:page-number="auto" fo:background-color="transparent">
        <style:background-image/>
      </style:paragraph-properties>
      <style:text-properties fo:color="#333333" style:font-name="Vegur" fo:font-family="Vegur" style:font-style-name="Běžné" style:font-pitch="variable" fo:font-size="10.5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gur Light" fo:font-family="'Vegur Light'" style:font-style-name="Světlé" style:font-pitch="variable" fo:font-size="10.5pt" fo:font-style="normal" fo:font-weight="250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101cm" fo:margin-bottom="0.3cm" loext:contextual-spacing="false" fo:text-align="start" fo:text-align-last="justify" style:justify-single-word="false" fo:text-indent="0cm" style:auto-text-indent="false" style:page-number="auto"/>
      <style:text-properties style:font-name="Vegur1" fo:font-family="Vegur" style:font-style-name="Tučné" style:font-pitch="variable" fo:font-size="19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199cm" loext:contextual-spacing="false" fo:text-indent="0cm" style:auto-text-indent="false" style:page-number="auto" fo:background-color="transparent">
        <style:background-image/>
      </style:paragraph-properties>
      <style:text-properties fo:color="#204a87" style:font-name="Vegur1" fo:font-family="Vegur" style:font-style-name="Tučné" style:font-pitch="variable" fo:font-size="13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Vegur1" fo:font-family="Vegur" style:font-style-name="Tučné" style:font-pitch="variable" fo:font-size="11pt" fo:font-weight="bold" style:font-size-asian="14pt" style:font-weight-asian="bold" style:font-size-complex="14pt" style:font-weight-complex="bold"/>
    </style:style>
    <style:style style:name="Text_20_body_20_-_20_colored" style:display-name="Text body - colored" style:family="paragraph" style:parent-style-name="Text_20_body" style:master-page-name="">
      <style:paragraph-properties fo:margin-top="0cm" fo:margin-bottom="0.199cm" loext:contextual-spacing="false" style:page-number="auto" fo:background-color="transparent" style:shadow="none">
        <style:tab-stops/>
        <style:background-image/>
      </style:paragraph-properties>
      <style:text-properties fo:color="#204a87" fo:font-size="12pt" style:font-size-asian="10.5pt"/>
    </style:style>
    <style:style style:name="Subtitle_20_2_20_-_20_without_20_space_20_above" style:display-name="Subtitle 2 - without space above" style:family="paragraph" style:parent-style-name="Heading_20_2" style:default-outline-level="" style:list-style-name="">
      <style:paragraph-properties fo:margin-top="0cm" fo:margin-bottom="0.31cm" loext:contextual-spacing="false"/>
    </style:style>
    <style:style style:name="Frame_20_contents" style:display-name="Frame contents" style:family="paragraph" style:parent-style-name="Standard" style:class="extra"/>
    <style:style style:name="Contact_20_info" style:display-name="Contact info" style:family="paragraph" style:parent-style-name="Text_20_body">
      <style:paragraph-properties fo:margin-left="0.03cm" fo:margin-right="0cm" fo:margin-top="0cm" fo:margin-bottom="0.101cm" loext:contextual-spacing="false" fo:text-indent="0cm" style:auto-text-indent="false"/>
      <style:text-properties fo:font-size="10.5pt" style:font-size-asian="10.5pt"/>
    </style:style>
    <style:style style:name="Illustration" style:family="paragraph" style:parent-style-name="Caption" style:class="extra">
      <style:text-properties style:font-name="Vegur Light" fo:font-family="'Vegur Light'" style:font-style-name="Světlé" style:font-pitch="variable" fo:font-size="10.5pt" fo:font-style="normal" fo:font-weight="250" style:font-weight-complex="normal"/>
    </style:style>
    <style:style style:name="Contact_20_info_20_-_20_bigger" style:display-name="Contact info - bigger" style:family="paragraph" style:parent-style-name="Contact_20_info">
      <style:text-properties fo:font-size="12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gur" fo:font-family="Vegur" style:font-style-name="Běžné" style:font-pitch="variable" fo:font-size="20pt" fo:font-weight="bold" style:font-size-asian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101cm" loext:contextual-spacing="false" fo:text-indent="-0.635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204a87" style:font-name="Vegur" fo:font-family="Vegur" style:font-style-name="Běžné" style:font-pitch="variable" fo:language="zxx" fo:country="none" style:text-underline-style="none" style:font-size-asian="10.5pt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55e861" officeooo:paragraph-rsid="0055e861"/>
    </style:style>
    <style:style style:name="MP2" style:family="paragraph" style:parent-style-name="Contact_20_info">
      <style:text-properties officeooo:paragraph-rsid="0052aaab"/>
    </style:style>
    <style:style style:name="MT1" style:family="text">
      <style:text-properties officeooo:rsid="009ea304"/>
    </style:style>
    <style:style style:name="MT2" style:family="text">
      <style:text-properties style:font-name="OpenSymbol" officeooo:rsid="0042106c" style:font-name-asian="OpenSymbol" style:font-name-complex="OpenSymbol"/>
    </style:style>
    <style:style style:name="MT3" style:family="text">
      <style:text-properties officeooo:rsid="0042106c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19.7cm" style:num-format="1" style:print-orientation="portrait" fo:margin-top="0.979cm" fo:margin-bottom="0.30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>
        <style:header-footer-properties svg:height="1.71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2">
          <draw:a xlink:type="simple" xlink:href="http://www.libreoffice-from-collabora.com/" office:name="LibreOffice from Collabora">
            <draw:frame draw:style-name="Mfr1" draw:name="obrázky2" text:anchor-type="paragraph" svg:x="12.734cm" svg:y="0.018cm" svg:width="4.255cm" svg:height="0.984cm" draw:z-index="4">
              <draw:image xlink:href="Pictures/10000201000008C9000002088CA164E0.png" xlink:type="simple" xlink:show="embed" xlink:actuate="onLoad"/>
            </draw:frame>
          </draw:a>
       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Holesovsky</meta:initial-creator>
    <meta:creation-date>2013-09-20T14:25:00.728290441</meta:creation-date>
    <dc:date>2014-04-29T10:28:43.353148744</dc:date>
    <dc:creator>Jan Holesovsky</dc:creator>
    <meta:editing-duration>P3DT21H43M55S</meta:editing-duration>
    <meta:editing-cycles>106</meta:editing-cycles>
    <meta:generator>LibreOfficeDev/4.3.0.0.alpha0$Linux_X86_64 LibreOffice_project/85f7ed1c74364505356ff27e8269f2268536fdc6</meta:generator>
    <meta:document-statistic meta:table-count="0" meta:image-count="1" meta:object-count="0" meta:page-count="5" meta:paragraph-count="34" meta:word-count="1524" meta:character-count="9458" meta:non-whitespace-character-count="7858"/>
  </office:meta>
</office:document-meta>
</file>